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LLOC" table:style-name="ta1">
        <table:shapes>
          <draw:frame draw:z-index="0" draw:style-name="gr1" draw:text-style-name="P1" svg:width="453.51pt" svg:height="255.09pt" svg:x="673.77pt" svg:y="66.16pt">
            <loext:p draw:notify-on-update-of-ranges="MALLOC.B4:MALLOC.B10 MALLOC.A4:MALLOC.A4 MALLOC.C4:MALLOC.C10 MALLOC.B11:MALLOC.B17 MALLOC.A11:MALLOC.A11 MALLOC.C11:MALLOC.C17 MALLOC.B18:MALLOC.B24 MALLOC.A18:MALLOC.A18 MALLOC.C18:MALLOC.C24 MALLOC.B25:MALLOC.B31 MALLOC.A25:MALLOC.A25 MALLOC.C25:MALLOC.C31 MALLOC.B32:MALLOC.B38 MALLOC.A32:MALLOC.A32 MALLOC.C32:MALLOC.C38 MALLOC.B39:MALLOC.B45 MALLOC.A39:MALLOC.A39 MALLOC.C39:MALLOC.C45 MALLOC.B46:MALLOC.B52 MALLOC.A46:MALLOC.A46 MALLOC.C46:MALLOC.C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style-name="ce1" office:value-type="string" calcext:value-type="string">
            <text:p>MALLOC</text:p>
          </table:table-cell>
          <table:table-cell table:style-name="ce2" table:number-columns-repeated="2"/>
          <table:table-cell table:style-name="Default"/>
        </table:table-row>
        <table:table-row table:style-name="ro2">
          <table:table-cell table:style-name="ce1" office:value-type="string" calcext:value-type="string">
            <text:p>Multiple Allocation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01093" calcext:value-type="float">
            <text:p>0.001093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1044" calcext:value-type="float">
            <text:p>0.001044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0514" calcext:value-type="float">
            <text:p>0.00514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067138" calcext:value-type="float">
            <text:p>0.067138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0.375791" calcext:value-type="float">
            <text:p>0.375791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5.16052" calcext:value-type="float">
            <text:p>5.16052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3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0256" calcext:value-type="float">
            <text:p>0.000256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0461" calcext:value-type="float">
            <text:p>0.000461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05919" calcext:value-type="float">
            <text:p>0.005919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074436" calcext:value-type="float">
            <text:p>0.074436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0.446699" calcext:value-type="float">
            <text:p>0.446699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7.18218" calcext:value-type="float">
            <text:p>7.18218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3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0263" calcext:value-type="float">
            <text:p>0.000263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2005" calcext:value-type="float">
            <text:p>0.002005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10299" calcext:value-type="float">
            <text:p>0.010299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139272" calcext:value-type="float">
            <text:p>0.139272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1.02405" calcext:value-type="float">
            <text:p>1.02405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14.7885" calcext:value-type="float">
            <text:p>14.7885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3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0252" calcext:value-type="float">
            <text:p>0.000252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173" calcext:value-type="float">
            <text:p>0.00173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15649" calcext:value-type="float">
            <text:p>0.015649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152781" calcext:value-type="float">
            <text:p>0.152781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1.86745" calcext:value-type="float">
            <text:p>1.86745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20.695" calcext:value-type="float">
            <text:p>20.695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3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0283" calcext:value-type="float">
            <text:p>0.000283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2562" calcext:value-type="float">
            <text:p>0.002562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29113" calcext:value-type="float">
            <text:p>0.029113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279908" calcext:value-type="float">
            <text:p>0.279908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2.74417" calcext:value-type="float">
            <text:p>2.74417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28.8572" calcext:value-type="float">
            <text:p>28.8572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3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2504" calcext:value-type="float">
            <text:p>0.002504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5664" calcext:value-type="float">
            <text:p>0.005664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5443" calcext:value-type="float">
            <text:p>0.05443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548655" calcext:value-type="float">
            <text:p>0.548655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5.27265" calcext:value-type="float">
            <text:p>5.27265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57.2541" calcext:value-type="float">
            <text:p>57.2541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3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223" calcext:value-type="float">
            <text:p>0.00223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9715" calcext:value-type="float">
            <text:p>0.009715</text:p>
          </table:table-cell>
          <table:table-cell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129305" calcext:value-type="float">
            <text:p>0.129305</text:p>
          </table:table-cell>
          <table:table-cell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1.04861" calcext:value-type="float">
            <text:p>1.04861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10.5378" calcext:value-type="float">
            <text:p>10.5378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120.298" calcext:value-type="float">
            <text:p>120.298</text:p>
          </table:table-cell>
          <table:table-cell/>
        </table:table-row>
        <table:table-row table:style-name="ro3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</table:table>
      <table:table table:name="STACK" table:style-name="ta1">
        <table:shapes>
          <draw:frame draw:z-index="0" draw:style-name="gr1" draw:text-style-name="P1" svg:width="453.51pt" svg:height="255.09pt" svg:x="417pt" svg:y="108.26pt">
            <loext:p draw:notify-on-update-of-ranges="STACK.B4:STACK.B10 STACK.A4:STACK.A4 STACK.C4:STACK.C10 STACK.B11:STACK.B17 STACK.A11:STACK.A11 STACK.C11:STACK.C17 STACK.B18:STACK.B24 STACK.A18:STACK.A18 STACK.C18:STACK.C24 STACK.B25:STACK.B31 STACK.A25:STACK.A25 STACK.C25:STACK.C31 STACK.B32:STACK.B38 STACK.A32:STACK.A32 STACK.C32:STACK.C38 STACK.B39:STACK.B45 STACK.A39:STACK.A39 STACK.C39:STACK.C45 STACK.B46:STACK.B52 STACK.A46:STACK.A46 STACK.C46:STACK.C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STACK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657" calcext:value-type="float">
            <text:p>0.005657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6109" calcext:value-type="float">
            <text:p>0.006109</text:p>
          </table:table-cell>
          <table:table-cell office:value-type="float" office:value="340" calcext:value-type="float">
            <text:p>34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09402" calcext:value-type="float">
            <text:p>0.009402</text:p>
          </table:table-cell>
          <table:table-cell office:value-type="float" office:value="3400" calcext:value-type="float">
            <text:p>34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068254" calcext:value-type="float">
            <text:p>0.068254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0.462132" calcext:value-type="float">
            <text:p>0.462132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4.47386" calcext:value-type="float">
            <text:p>4.47386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1.312" calcext:value-type="float">
            <text:p>41.312</text:p>
          </table:table-cell>
          <table:table-cell/>
        </table:table-row>
        <table:table-row table:style-name="ro3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0739" calcext:value-type="float">
            <text:p>0.010739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11706" calcext:value-type="float">
            <text:p>0.011706</text:p>
          </table:table-cell>
          <table:table-cell office:value-type="float" office:value="680" calcext:value-type="float">
            <text:p>68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179" calcext:value-type="float">
            <text:p>0.0179</text:p>
          </table:table-cell>
          <table:table-cell office:value-type="float" office:value="6800" calcext:value-type="float">
            <text:p>68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073824" calcext:value-type="float">
            <text:p>0.073824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0.535434" calcext:value-type="float">
            <text:p>0.535434</text:p>
          </table:table-cell>
          <table:table-cell/>
        </table:table-row>
        <table:table-row table:style-name="ro3">
          <table:table-cell/>
          <table:table-cell office:value-type="float" office:value="100000" calcext:value-type="float">
            <text:p>100000</text:p>
          </table:table-cell>
          <table:table-cell office:value-type="float" office:value="4.85385" calcext:value-type="float">
            <text:p>4.85385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3.4406" calcext:value-type="float">
            <text:p>43.4406</text:p>
          </table:table-cell>
          <table:table-cell/>
        </table:table-row>
        <table:table-row table:style-name="ro3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69" calcext:value-type="float">
            <text:p>0.00669</text:p>
          </table:table-cell>
          <table:table-cell office:value-type="float" office:value="264" calcext:value-type="float">
            <text:p>264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2640" calcext:value-type="float">
            <text:p>264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15621" calcext:value-type="float">
            <text:p>0.015621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119441" calcext:value-type="float">
            <text:p>0.119441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0.943887" calcext:value-type="float">
            <text:p>0.943887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.92931" calcext:value-type="float">
            <text:p>5.92931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56.1075" calcext:value-type="float">
            <text:p>56.1075</text:p>
          </table:table-cell>
          <table:table-cell/>
        </table:table-row>
        <table:table-row table:style-name="ro3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8869" calcext:value-type="float">
            <text:p>0.008869</text:p>
          </table:table-cell>
          <table:table-cell office:value-type="float" office:value="520" calcext:value-type="float">
            <text:p>520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5200" calcext:value-type="float">
            <text:p>520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20428" calcext:value-type="float">
            <text:p>0.020428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186064" calcext:value-type="float">
            <text:p>0.186064</text:p>
          </table:table-cell>
          <table:table-cell/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1.13611" calcext:value-type="float">
            <text:p>1.13611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.46396" calcext:value-type="float">
            <text:p>8.46396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90.696" calcext:value-type="float">
            <text:p>90.696</text:p>
          </table:table-cell>
          <table:table-cell/>
        </table:table-row>
        <table:table-row table:style-name="ro3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253" calcext:value-type="float">
            <text:p>0.006253</text:p>
          </table:table-cell>
          <table:table-cell office:value-type="float" office:value="1032" calcext:value-type="float">
            <text:p>1032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9384" calcext:value-type="float">
            <text:p>0.009384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39924" calcext:value-type="float">
            <text:p>0.039924</text:p>
          </table:table-cell>
          <table:table-cell office:value-type="float" office:value="103200" calcext:value-type="float">
            <text:p>1032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339675" calcext:value-type="float">
            <text:p>0.339675</text:p>
          </table:table-cell>
          <table:table-cell office:value-type="float" office:value="1032000" calcext:value-type="float">
            <text:p>1032000</text:p>
          </table:table-cell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1.55571" calcext:value-type="float">
            <text:p>1.55571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2.7848" calcext:value-type="float">
            <text:p>12.7848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30.738" calcext:value-type="float">
            <text:p>130.738</text:p>
          </table:table-cell>
          <table:table-cell/>
        </table:table-row>
        <table:table-row table:style-name="ro3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202" calcext:value-type="float">
            <text:p>0.006202</text:p>
          </table:table-cell>
          <table:table-cell office:value-type="float" office:value="2056" calcext:value-type="float">
            <text:p>2056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20560" calcext:value-type="float">
            <text:p>2056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053823" calcext:value-type="float">
            <text:p>0.053823</text:p>
          </table:table-cell>
          <table:table-cell office:value-type="float" office:value="205600" calcext:value-type="float">
            <text:p>2056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648699" calcext:value-type="float">
            <text:p>0.648699</text:p>
          </table:table-cell>
          <table:table-cell office:value-type="float" office:value="2056000" calcext:value-type="float">
            <text:p>2056000</text:p>
          </table:table-cell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1.99418" calcext:value-type="float">
            <text:p>1.99418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7.4786" calcext:value-type="float">
            <text:p>17.4786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27.565" calcext:value-type="float">
            <text:p>227.565</text:p>
          </table:table-cell>
          <table:table-cell/>
        </table:table-row>
        <table:table-row table:style-name="ro3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168" calcext:value-type="float">
            <text:p>0.006168</text:p>
          </table:table-cell>
          <table:table-cell office:value-type="float" office:value="4104" calcext:value-type="float">
            <text:p>4104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12828" calcext:value-type="float">
            <text:p>0.012828</text:p>
          </table:table-cell>
          <table:table-cell office:value-type="float" office:value="41040" calcext:value-type="float">
            <text:p>41040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120059" calcext:value-type="float">
            <text:p>0.120059</text:p>
          </table:table-cell>
          <table:table-cell office:value-type="float" office:value="410400" calcext:value-type="float">
            <text:p>410400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0.985499" calcext:value-type="float">
            <text:p>0.985499</text:p>
          </table:table-cell>
          <table:table-cell office:value-type="float" office:value="4104000" calcext:value-type="float">
            <text:p>4104000</text:p>
          </table:table-cell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office:value-type="float" office:value="3.33294" calcext:value-type="float">
            <text:p>3.33294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3.9761" calcext:value-type="float">
            <text:p>33.9761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02.178" calcext:value-type="float">
            <text:p>402.178</text:p>
          </table:table-cell>
          <table:table-cell/>
        </table:table-row>
      </table:table>
      <table:table table:name="FREE_LIST_SEQ" table:style-name="ta1">
        <table:shapes>
          <draw:frame draw:z-index="0" draw:style-name="gr1" draw:text-style-name="P1" svg:width="453.51pt" svg:height="255.09pt" svg:x="363.66pt" svg:y="102.33pt">
            <loext:p draw:notify-on-update-of-ranges="FREE_LIST_SEQ.B4:FREE_LIST_SEQ.B10 FREE_LIST_SEQ.A4:FREE_LIST_SEQ.A4 FREE_LIST_SEQ.C4:FREE_LIST_SEQ.C10 FREE_LIST_SEQ.B11:FREE_LIST_SEQ.B17 FREE_LIST_SEQ.A11:FREE_LIST_SEQ.A11 FREE_LIST_SEQ.C11:FREE_LIST_SEQ.C17 FREE_LIST_SEQ.B18:FREE_LIST_SEQ.B24 FREE_LIST_SEQ.A18:FREE_LIST_SEQ.A18 FREE_LIST_SEQ.C18:FREE_LIST_SEQ.C24 FREE_LIST_SEQ.B25:FREE_LIST_SEQ.B31 FREE_LIST_SEQ.A25:FREE_LIST_SEQ.A25 FREE_LIST_SEQ.C25:FREE_LIST_SEQ.C31 FREE_LIST_SEQ.B32:FREE_LIST_SEQ.B38 FREE_LIST_SEQ.A32:FREE_LIST_SEQ.A32 FREE_LIST_SEQ.C32:FREE_LIST_SEQ.C38 FREE_LIST_SEQ.B39:FREE_LIST_SEQ.B45 FREE_LIST_SEQ.A39:FREE_LIST_SEQ.A39 FREE_LIST_SEQ.C39:FREE_LIST_SEQ.C45 FREE_LIST_SEQ.B46:FREE_LIST_SEQ.B52 FREE_LIST_SEQ.A46:FREE_LIST_SEQ.A46 FREE_LIST_SEQ.C46:FREE_LIST_SEQ.C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FREE LIST SEQ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734" calcext:value-type="float">
            <text:p>0.007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646" calcext:value-type="float">
            <text:p>0.011646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4548" calcext:value-type="float">
            <text:p>0.014548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28951" calcext:value-type="float">
            <text:p>0.128951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26913" calcext:value-type="float">
            <text:p>1.26913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.55807" calcext:value-type="float">
            <text:p>8.55807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20182" calcext:value-type="float">
            <text:p>0.0201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9931" calcext:value-type="float">
            <text:p>0.019931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2528" calcext:value-type="float">
            <text:p>0.022528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53239" calcext:value-type="float">
            <text:p>0.153239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26759" calcext:value-type="float">
            <text:p>1.26759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.38115" calcext:value-type="float">
            <text:p>9.38115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221" calcext:value-type="float">
            <text:p>0.01622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824" calcext:value-type="float">
            <text:p>0.008824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3447" calcext:value-type="float">
            <text:p>0.023447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01095" calcext:value-type="float">
            <text:p>0.201095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20978" calcext:value-type="float">
            <text:p>1.20978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4.7972" calcext:value-type="float">
            <text:p>14.7972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726" calcext:value-type="float">
            <text:p>0.01672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194" calcext:value-type="float">
            <text:p>0.008194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8463" calcext:value-type="float">
            <text:p>0.028463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70546" calcext:value-type="float">
            <text:p>0.270546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6318" calcext:value-type="float">
            <text:p>1.6318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.4123" calcext:value-type="float">
            <text:p>15.4123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418" calcext:value-type="float">
            <text:p>0.01641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213" calcext:value-type="float">
            <text:p>0.011213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41396" calcext:value-type="float">
            <text:p>0.041396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417626" calcext:value-type="float">
            <text:p>0.417626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25137" calcext:value-type="float">
            <text:p>2.25137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.1262" calcext:value-type="float">
            <text:p>19.1262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3845" calcext:value-type="float">
            <text:p>0.013845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6574" calcext:value-type="float">
            <text:p>0.016574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9912" calcext:value-type="float">
            <text:p>0.059912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86793" calcext:value-type="float">
            <text:p>0.686793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88681" calcext:value-type="float">
            <text:p>2.88681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6.1886" calcext:value-type="float">
            <text:p>26.1886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761" calcext:value-type="float">
            <text:p>0.01761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6459" calcext:value-type="float">
            <text:p>0.016459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96965" calcext:value-type="float">
            <text:p>0.196965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99377" calcext:value-type="float">
            <text:p>0.899377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.71288" calcext:value-type="float">
            <text:p>4.71288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1.3945" calcext:value-type="float">
            <text:p>41.3945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/>
        </table:table-row>
      </table:table>
      <table:table table:name="All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21:42:41.547663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9:55:18.511892620</meta:creation-date>
    <dc:date>2016-12-04T21:53:40.701818505</dc:date>
    <meta:editing-duration>PT30M9S</meta:editing-duration>
    <meta:editing-cycles>6</meta:editing-cycles>
    <meta:generator>LibreOffice/5.1.4.2$Linux_X86_64 LibreOffice_project/10m0$Build-2</meta:generator>
    <meta:document-statistic meta:table-count="4" meta:cell-count="3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MALLOC.B4:MALLOC.C10 MALLOC.A4:MALLOC.A4 MALLOC.A11:MALLOC.A11 MALLOC.C11:MALLOC.C52 MALLOC.A18:MALLOC.A18 MALLOC.A25:MALLOC.A25 MALLOC.A32:MALLOC.A32 MALLOC.A39:MALLOC.A39 MALLOC.A46:MALLOC.A46" chart:data-source-has-labels="row" svg:x="1.331cm" svg:y="1.275cm" svg:width="12.264cm" svg:height="6.564cm">
          <chartooo:coordinate-region svg:x="2.614cm" svg:y="1.475cm" svg:width="10.331cm" svg:height="5.717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MALLOC.C4:MALLOC.C10" chart:label-cell-address="MALLOC.A4:MALLOC.A4" chart:class="chart:scatter">
            <chart:domain table:cell-range-address="MALLOC.B4:MALLOC.B10"/>
            <chart:data-point chart:repeated="7"/>
          </chart:series>
          <chart:series chart:style-name="ch11" chart:values-cell-range-address="MALLOC.C11:MALLOC.C17" chart:label-cell-address="MALLOC.A11:MALLOC.A11" chart:class="chart:scatter">
            <chart:domain table:cell-range-address="MALLOC.B11:MALLOC.B17"/>
            <chart:data-point chart:repeated="7"/>
          </chart:series>
          <chart:series chart:style-name="ch12" chart:values-cell-range-address="MALLOC.C18:MALLOC.C24" chart:label-cell-address="MALLOC.A18:MALLOC.A18" chart:class="chart:scatter">
            <chart:domain table:cell-range-address="MALLOC.B18:MALLOC.B24"/>
            <chart:data-point chart:repeated="7"/>
          </chart:series>
          <chart:series chart:style-name="ch13" chart:values-cell-range-address="MALLOC.C25:MALLOC.C31" chart:label-cell-address="MALLOC.A25:MALLOC.A25" chart:class="chart:scatter">
            <chart:domain table:cell-range-address="MALLOC.B25:MALLOC.B31"/>
            <chart:data-point chart:repeated="7"/>
          </chart:series>
          <chart:series chart:style-name="ch14" chart:values-cell-range-address="MALLOC.C32:MALLOC.C38" chart:label-cell-address="MALLOC.A32:MALLOC.A32" chart:class="chart:scatter">
            <chart:domain table:cell-range-address="MALLOC.B32:MALLOC.B38"/>
            <chart:data-point chart:repeated="7"/>
          </chart:series>
          <chart:series chart:style-name="ch15" chart:values-cell-range-address="MALLOC.C39:MALLOC.C45" chart:label-cell-address="MALLOC.A39:MALLOC.A39" chart:class="chart:scatter">
            <chart:domain table:cell-range-address="MALLOC.B39:MALLOC.B45"/>
            <chart:data-point chart:repeated="7"/>
          </chart:series>
          <chart:series chart:style-name="ch16" chart:values-cell-range-address="MALLOC.C46:MALLOC.C52" chart:label-cell-address="MALLOC.A46:MALLOC.A46" chart:class="chart:scatter">
            <chart:domain table:cell-range-address="MALLOC.B46:MALLOC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MALLOC.A4:MALLOC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MALLOC.A11:MALLOC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MALLOC.A18:MALLOC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MALLOC.A25:MALLOC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MALLOC.A32:MALLOC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MALLOC.A39:MALLOC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MALLOC.A46:MALLOC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:MALLOC.B10</svg:desc>
                </draw:g>
              </table:table-cell>
              <table:table-cell office:value-type="float" office:value="0.001093">
                <text:p>0.001093</text:p>
                <draw:g>
                  <svg:desc>MALLOC.C4:MALLOC.C10</svg:desc>
                </draw:g>
              </table:table-cell>
              <table:table-cell office:value-type="float" office:value="1">
                <text:p>1</text:p>
                <draw:g>
                  <svg:desc>MALLOC.B11:MALLOC.B17</svg:desc>
                </draw:g>
              </table:table-cell>
              <table:table-cell office:value-type="float" office:value="0.000256">
                <text:p>0.000256</text:p>
                <draw:g>
                  <svg:desc>MALLOC.C11:MALLOC.C17</svg:desc>
                </draw:g>
              </table:table-cell>
              <table:table-cell office:value-type="float" office:value="1">
                <text:p>1</text:p>
                <draw:g>
                  <svg:desc>MALLOC.B18:MALLOC.B24</svg:desc>
                </draw:g>
              </table:table-cell>
              <table:table-cell office:value-type="float" office:value="0.000263">
                <text:p>0.000263</text:p>
                <draw:g>
                  <svg:desc>MALLOC.C18:MALLOC.C24</svg:desc>
                </draw:g>
              </table:table-cell>
              <table:table-cell office:value-type="float" office:value="1">
                <text:p>1</text:p>
                <draw:g>
                  <svg:desc>MALLOC.B25:MALLOC.B31</svg:desc>
                </draw:g>
              </table:table-cell>
              <table:table-cell office:value-type="float" office:value="0.000252">
                <text:p>0.000252</text:p>
                <draw:g>
                  <svg:desc>MALLOC.C25:MALLOC.C31</svg:desc>
                </draw:g>
              </table:table-cell>
              <table:table-cell office:value-type="float" office:value="1">
                <text:p>1</text:p>
                <draw:g>
                  <svg:desc>MALLOC.B32:MALLOC.B38</svg:desc>
                </draw:g>
              </table:table-cell>
              <table:table-cell office:value-type="float" office:value="0.000283">
                <text:p>0.000283</text:p>
                <draw:g>
                  <svg:desc>MALLOC.C32:MALLOC.C38</svg:desc>
                </draw:g>
              </table:table-cell>
              <table:table-cell office:value-type="float" office:value="1">
                <text:p>1</text:p>
                <draw:g>
                  <svg:desc>MALLOC.B39:MALLOC.B45</svg:desc>
                </draw:g>
              </table:table-cell>
              <table:table-cell office:value-type="float" office:value="0.002504">
                <text:p>0.002504</text:p>
                <draw:g>
                  <svg:desc>MALLOC.C39:MALLOC.C45</svg:desc>
                </draw:g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223">
                <text:p>0.00223</text:p>
                <draw:g>
                  <svg:desc>MALLOC.C46:MALLOC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044">
                <text:p>0.001044</text:p>
              </table:table-cell>
              <table:table-cell office:value-type="float" office:value="10">
                <text:p>10</text:p>
              </table:table-cell>
              <table:table-cell office:value-type="float" office:value="0.000461">
                <text:p>0.000461</text:p>
              </table:table-cell>
              <table:table-cell office:value-type="float" office:value="10">
                <text:p>10</text:p>
              </table:table-cell>
              <table:table-cell office:value-type="float" office:value="0.002005">
                <text:p>0.002005</text:p>
              </table:table-cell>
              <table:table-cell office:value-type="float" office:value="10">
                <text:p>10</text:p>
              </table:table-cell>
              <table:table-cell office:value-type="float" office:value="0.00173">
                <text:p>0.00173</text:p>
              </table:table-cell>
              <table:table-cell office:value-type="float" office:value="10">
                <text:p>10</text:p>
              </table:table-cell>
              <table:table-cell office:value-type="float" office:value="0.002562">
                <text:p>0.002562</text:p>
              </table:table-cell>
              <table:table-cell office:value-type="float" office:value="10">
                <text:p>10</text:p>
              </table:table-cell>
              <table:table-cell office:value-type="float" office:value="0.005664">
                <text:p>0.005664</text:p>
              </table:table-cell>
              <table:table-cell office:value-type="float" office:value="10">
                <text:p>10</text:p>
              </table:table-cell>
              <table:table-cell office:value-type="float" office:value="0.009715">
                <text:p>0.009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514">
                <text:p>0.00514</text:p>
              </table:table-cell>
              <table:table-cell office:value-type="float" office:value="100">
                <text:p>100</text:p>
              </table:table-cell>
              <table:table-cell office:value-type="float" office:value="0.005919">
                <text:p>0.005919</text:p>
              </table:table-cell>
              <table:table-cell office:value-type="float" office:value="100">
                <text:p>100</text:p>
              </table:table-cell>
              <table:table-cell office:value-type="float" office:value="0.010299">
                <text:p>0.010299</text:p>
              </table:table-cell>
              <table:table-cell office:value-type="float" office:value="100">
                <text:p>100</text:p>
              </table:table-cell>
              <table:table-cell office:value-type="float" office:value="0.015649">
                <text:p>0.015649</text:p>
              </table:table-cell>
              <table:table-cell office:value-type="float" office:value="100">
                <text:p>100</text:p>
              </table:table-cell>
              <table:table-cell office:value-type="float" office:value="0.029113">
                <text:p>0.029113</text:p>
              </table:table-cell>
              <table:table-cell office:value-type="float" office:value="100">
                <text:p>100</text:p>
              </table:table-cell>
              <table:table-cell office:value-type="float" office:value="0.05443">
                <text:p>0.05443</text:p>
              </table:table-cell>
              <table:table-cell office:value-type="float" office:value="100">
                <text:p>100</text:p>
              </table:table-cell>
              <table:table-cell office:value-type="float" office:value="0.129305">
                <text:p>0.129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7138">
                <text:p>0.067138</text:p>
              </table:table-cell>
              <table:table-cell office:value-type="float" office:value="1000">
                <text:p>1000</text:p>
              </table:table-cell>
              <table:table-cell office:value-type="float" office:value="0.074436">
                <text:p>0.074436</text:p>
              </table:table-cell>
              <table:table-cell office:value-type="float" office:value="1000">
                <text:p>1000</text:p>
              </table:table-cell>
              <table:table-cell office:value-type="float" office:value="0.139272">
                <text:p>0.139272</text:p>
              </table:table-cell>
              <table:table-cell office:value-type="float" office:value="1000">
                <text:p>1000</text:p>
              </table:table-cell>
              <table:table-cell office:value-type="float" office:value="0.152781">
                <text:p>0.152781</text:p>
              </table:table-cell>
              <table:table-cell office:value-type="float" office:value="1000">
                <text:p>1000</text:p>
              </table:table-cell>
              <table:table-cell office:value-type="float" office:value="0.279908">
                <text:p>0.279908</text:p>
              </table:table-cell>
              <table:table-cell office:value-type="float" office:value="1000">
                <text:p>1000</text:p>
              </table:table-cell>
              <table:table-cell office:value-type="float" office:value="0.548655">
                <text:p>0.548655</text:p>
              </table:table-cell>
              <table:table-cell office:value-type="float" office:value="1000">
                <text:p>1000</text:p>
              </table:table-cell>
              <table:table-cell office:value-type="float" office:value="1.04861">
                <text:p>1.04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375791">
                <text:p>0.375791</text:p>
              </table:table-cell>
              <table:table-cell office:value-type="float" office:value="10000">
                <text:p>10000</text:p>
              </table:table-cell>
              <table:table-cell office:value-type="float" office:value="0.446699">
                <text:p>0.446699</text:p>
              </table:table-cell>
              <table:table-cell office:value-type="float" office:value="10000">
                <text:p>10000</text:p>
              </table:table-cell>
              <table:table-cell office:value-type="float" office:value="1.02405">
                <text:p>1.02405</text:p>
              </table:table-cell>
              <table:table-cell office:value-type="float" office:value="10000">
                <text:p>10000</text:p>
              </table:table-cell>
              <table:table-cell office:value-type="float" office:value="1.86745">
                <text:p>1.86745</text:p>
              </table:table-cell>
              <table:table-cell office:value-type="float" office:value="10000">
                <text:p>10000</text:p>
              </table:table-cell>
              <table:table-cell office:value-type="float" office:value="2.74417">
                <text:p>2.74417</text:p>
              </table:table-cell>
              <table:table-cell office:value-type="float" office:value="10000">
                <text:p>10000</text:p>
              </table:table-cell>
              <table:table-cell office:value-type="float" office:value="5.27265">
                <text:p>5.27265</text:p>
              </table:table-cell>
              <table:table-cell office:value-type="float" office:value="10000">
                <text:p>10000</text:p>
              </table:table-cell>
              <table:table-cell office:value-type="float" office:value="10.5378">
                <text:p>10.5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5.16052">
                <text:p>5.16052</text:p>
              </table:table-cell>
              <table:table-cell office:value-type="float" office:value="100000">
                <text:p>100000</text:p>
              </table:table-cell>
              <table:table-cell office:value-type="float" office:value="7.18218">
                <text:p>7.18218</text:p>
              </table:table-cell>
              <table:table-cell office:value-type="float" office:value="100000">
                <text:p>100000</text:p>
              </table:table-cell>
              <table:table-cell office:value-type="float" office:value="14.7885">
                <text:p>14.7885</text:p>
              </table:table-cell>
              <table:table-cell office:value-type="float" office:value="100000">
                <text:p>100000</text:p>
              </table:table-cell>
              <table:table-cell office:value-type="float" office:value="20.695">
                <text:p>20.695</text:p>
              </table:table-cell>
              <table:table-cell office:value-type="float" office:value="100000">
                <text:p>100000</text:p>
              </table:table-cell>
              <table:table-cell office:value-type="float" office:value="28.8572">
                <text:p>28.8572</text:p>
              </table:table-cell>
              <table:table-cell office:value-type="float" office:value="100000">
                <text:p>100000</text:p>
              </table:table-cell>
              <table:table-cell office:value-type="float" office:value="57.2541">
                <text:p>57.2541</text:p>
              </table:table-cell>
              <table:table-cell office:value-type="float" office:value="100000">
                <text:p>100000</text:p>
              </table:table-cell>
              <table:table-cell office:value-type="float" office:value="120.298">
                <text:p>120.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STACK.B4:STACK.C10 STACK.A4:STACK.A4 STACK.A11:STACK.A11 STACK.C11:STACK.C52 STACK.A18:STACK.A18 STACK.A25:STACK.A25 STACK.A32:STACK.A32 STACK.A39:STACK.A39 STACK.A46:STACK.A46" chart:data-source-has-labels="row" svg:x="1.331cm" svg:y="1.275cm" svg:width="12.264cm" svg:height="6.564cm">
          <chartooo:coordinate-region svg:x="2.429cm" svg:y="1.474cm" svg:width="10.516cm" svg:height="5.718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STACK.C4:STACK.C10" chart:label-cell-address="STACK.A4:STACK.A4" chart:class="chart:scatter">
            <chart:domain table:cell-range-address="STACK.B4:STACK.B10"/>
            <chart:data-point chart:repeated="7"/>
          </chart:series>
          <chart:series chart:style-name="ch11" chart:values-cell-range-address="STACK.C11:STACK.C17" chart:label-cell-address="STACK.A11:STACK.A11" chart:class="chart:scatter">
            <chart:domain table:cell-range-address="STACK.B11:STACK.B17"/>
            <chart:data-point chart:repeated="7"/>
          </chart:series>
          <chart:series chart:style-name="ch12" chart:values-cell-range-address="STACK.C18:STACK.C24" chart:label-cell-address="STACK.A18:STACK.A18" chart:class="chart:scatter">
            <chart:domain table:cell-range-address="STACK.B18:STACK.B24"/>
            <chart:data-point chart:repeated="7"/>
          </chart:series>
          <chart:series chart:style-name="ch13" chart:values-cell-range-address="STACK.C25:STACK.C31" chart:label-cell-address="STACK.A25:STACK.A25" chart:class="chart:scatter">
            <chart:domain table:cell-range-address="STACK.B25:STACK.B31"/>
            <chart:data-point chart:repeated="7"/>
          </chart:series>
          <chart:series chart:style-name="ch14" chart:values-cell-range-address="STACK.C32:STACK.C38" chart:label-cell-address="STACK.A32:STACK.A32" chart:class="chart:scatter">
            <chart:domain table:cell-range-address="STACK.B32:STACK.B38"/>
            <chart:data-point chart:repeated="7"/>
          </chart:series>
          <chart:series chart:style-name="ch15" chart:values-cell-range-address="STACK.C39:STACK.C45" chart:label-cell-address="STACK.A39:STACK.A39" chart:class="chart:scatter">
            <chart:domain table:cell-range-address="STACK.B39:STACK.B45"/>
            <chart:data-point chart:repeated="7"/>
          </chart:series>
          <chart:series chart:style-name="ch16" chart:values-cell-range-address="STACK.C46:STACK.C52" chart:label-cell-address="STACK.A46:STACK.A46" chart:class="chart:scatter">
            <chart:domain table:cell-range-address="STACK.B46:STACK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STACK.A4:STACK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STACK.A11:STACK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STACK.A18:STACK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STACK.A25:STACK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STACK.A32:STACK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STACK.A39:STACK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STACK.A46:STACK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B4:STACK.B10</svg:desc>
                </draw:g>
              </table:table-cell>
              <table:table-cell office:value-type="float" office:value="0.005657">
                <text:p>0.005657</text:p>
                <draw:g>
                  <svg:desc>STACK.C4:STACK.C10</svg:desc>
                </draw:g>
              </table:table-cell>
              <table:table-cell office:value-type="float" office:value="1">
                <text:p>1</text:p>
                <draw:g>
                  <svg:desc>STACK.B11:STACK.B17</svg:desc>
                </draw:g>
              </table:table-cell>
              <table:table-cell office:value-type="float" office:value="0.010739">
                <text:p>0.010739</text:p>
                <draw:g>
                  <svg:desc>STACK.C11:STACK.C17</svg:desc>
                </draw:g>
              </table:table-cell>
              <table:table-cell office:value-type="float" office:value="1">
                <text:p>1</text:p>
                <draw:g>
                  <svg:desc>STACK.B18:STACK.B24</svg:desc>
                </draw:g>
              </table:table-cell>
              <table:table-cell office:value-type="float" office:value="0.00669">
                <text:p>0.00669</text:p>
                <draw:g>
                  <svg:desc>STACK.C18:STACK.C24</svg:desc>
                </draw:g>
              </table:table-cell>
              <table:table-cell office:value-type="float" office:value="1">
                <text:p>1</text:p>
                <draw:g>
                  <svg:desc>STACK.B25:STACK.B31</svg:desc>
                </draw:g>
              </table:table-cell>
              <table:table-cell office:value-type="float" office:value="0.008869">
                <text:p>0.008869</text:p>
                <draw:g>
                  <svg:desc>STACK.C25:STACK.C31</svg:desc>
                </draw:g>
              </table:table-cell>
              <table:table-cell office:value-type="float" office:value="1">
                <text:p>1</text:p>
                <draw:g>
                  <svg:desc>STACK.B32:STACK.B38</svg:desc>
                </draw:g>
              </table:table-cell>
              <table:table-cell office:value-type="float" office:value="0.006253">
                <text:p>0.006253</text:p>
                <draw:g>
                  <svg:desc>STACK.C32:STACK.C38</svg:desc>
                </draw:g>
              </table:table-cell>
              <table:table-cell office:value-type="float" office:value="1">
                <text:p>1</text:p>
                <draw:g>
                  <svg:desc>STACK.B39:STACK.B45</svg:desc>
                </draw:g>
              </table:table-cell>
              <table:table-cell office:value-type="float" office:value="0.006202">
                <text:p>0.006202</text:p>
                <draw:g>
                  <svg:desc>STACK.C39:STACK.C45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6168">
                <text:p>0.006168</text:p>
                <draw:g>
                  <svg:desc>STACK.C46:STACK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6109">
                <text:p>0.006109</text:p>
              </table:table-cell>
              <table:table-cell office:value-type="float" office:value="10">
                <text:p>10</text:p>
              </table:table-cell>
              <table:table-cell office:value-type="float" office:value="0.011706">
                <text:p>0.011706</text:p>
              </table:table-cell>
              <table:table-cell office:value-type="float" office:value="10">
                <text:p>10</text:p>
              </table:table-cell>
              <table:table-cell office:value-type="float" office:value="0.009521">
                <text:p>0.009521</text:p>
              </table:table-cell>
              <table:table-cell office:value-type="float" office:value="10">
                <text:p>10</text:p>
              </table:table-cell>
              <table:table-cell office:value-type="float" office:value="0.009778">
                <text:p>0.009778</text:p>
              </table:table-cell>
              <table:table-cell office:value-type="float" office:value="10">
                <text:p>10</text:p>
              </table:table-cell>
              <table:table-cell office:value-type="float" office:value="0.009384">
                <text:p>0.009384</text:p>
              </table:table-cell>
              <table:table-cell office:value-type="float" office:value="10">
                <text:p>10</text:p>
              </table:table-cell>
              <table:table-cell office:value-type="float" office:value="0.00873">
                <text:p>0.00873</text:p>
              </table:table-cell>
              <table:table-cell office:value-type="float" office:value="10">
                <text:p>10</text:p>
              </table:table-cell>
              <table:table-cell office:value-type="float" office:value="0.012828">
                <text:p>0.012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402">
                <text:p>0.009402</text:p>
              </table:table-cell>
              <table:table-cell office:value-type="float" office:value="100">
                <text:p>100</text:p>
              </table:table-cell>
              <table:table-cell office:value-type="float" office:value="0.0179">
                <text:p>0.0179</text:p>
              </table:table-cell>
              <table:table-cell office:value-type="float" office:value="100">
                <text:p>100</text:p>
              </table:table-cell>
              <table:table-cell office:value-type="float" office:value="0.015621">
                <text:p>0.015621</text:p>
              </table:table-cell>
              <table:table-cell office:value-type="float" office:value="100">
                <text:p>100</text:p>
              </table:table-cell>
              <table:table-cell office:value-type="float" office:value="0.020428">
                <text:p>0.020428</text:p>
              </table:table-cell>
              <table:table-cell office:value-type="float" office:value="100">
                <text:p>100</text:p>
              </table:table-cell>
              <table:table-cell office:value-type="float" office:value="0.039924">
                <text:p>0.039924</text:p>
              </table:table-cell>
              <table:table-cell office:value-type="float" office:value="100">
                <text:p>100</text:p>
              </table:table-cell>
              <table:table-cell office:value-type="float" office:value="0.053823">
                <text:p>0.053823</text:p>
              </table:table-cell>
              <table:table-cell office:value-type="float" office:value="100">
                <text:p>100</text:p>
              </table:table-cell>
              <table:table-cell office:value-type="float" office:value="0.120059">
                <text:p>0.120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8254">
                <text:p>0.068254</text:p>
              </table:table-cell>
              <table:table-cell office:value-type="float" office:value="1000">
                <text:p>1000</text:p>
              </table:table-cell>
              <table:table-cell office:value-type="float" office:value="0.073824">
                <text:p>0.073824</text:p>
              </table:table-cell>
              <table:table-cell office:value-type="float" office:value="1000">
                <text:p>1000</text:p>
              </table:table-cell>
              <table:table-cell office:value-type="float" office:value="0.119441">
                <text:p>0.119441</text:p>
              </table:table-cell>
              <table:table-cell office:value-type="float" office:value="1000">
                <text:p>1000</text:p>
              </table:table-cell>
              <table:table-cell office:value-type="float" office:value="0.186064">
                <text:p>0.186064</text:p>
              </table:table-cell>
              <table:table-cell office:value-type="float" office:value="1000">
                <text:p>1000</text:p>
              </table:table-cell>
              <table:table-cell office:value-type="float" office:value="0.339675">
                <text:p>0.339675</text:p>
              </table:table-cell>
              <table:table-cell office:value-type="float" office:value="1000">
                <text:p>1000</text:p>
              </table:table-cell>
              <table:table-cell office:value-type="float" office:value="0.648699">
                <text:p>0.648699</text:p>
              </table:table-cell>
              <table:table-cell office:value-type="float" office:value="1000">
                <text:p>1000</text:p>
              </table:table-cell>
              <table:table-cell office:value-type="float" office:value="0.985499">
                <text:p>0.985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62132">
                <text:p>0.462132</text:p>
              </table:table-cell>
              <table:table-cell office:value-type="float" office:value="10000">
                <text:p>10000</text:p>
              </table:table-cell>
              <table:table-cell office:value-type="float" office:value="0.535434">
                <text:p>0.535434</text:p>
              </table:table-cell>
              <table:table-cell office:value-type="float" office:value="10000">
                <text:p>10000</text:p>
              </table:table-cell>
              <table:table-cell office:value-type="float" office:value="0.943887">
                <text:p>0.943887</text:p>
              </table:table-cell>
              <table:table-cell office:value-type="float" office:value="10000">
                <text:p>10000</text:p>
              </table:table-cell>
              <table:table-cell office:value-type="float" office:value="1.13611">
                <text:p>1.13611</text:p>
              </table:table-cell>
              <table:table-cell office:value-type="float" office:value="10000">
                <text:p>10000</text:p>
              </table:table-cell>
              <table:table-cell office:value-type="float" office:value="1.55571">
                <text:p>1.55571</text:p>
              </table:table-cell>
              <table:table-cell office:value-type="float" office:value="10000">
                <text:p>10000</text:p>
              </table:table-cell>
              <table:table-cell office:value-type="float" office:value="1.99418">
                <text:p>1.99418</text:p>
              </table:table-cell>
              <table:table-cell office:value-type="float" office:value="10000">
                <text:p>10000</text:p>
              </table:table-cell>
              <table:table-cell office:value-type="float" office:value="3.33294">
                <text:p>3.33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47386">
                <text:p>4.47386</text:p>
              </table:table-cell>
              <table:table-cell office:value-type="float" office:value="100000">
                <text:p>100000</text:p>
              </table:table-cell>
              <table:table-cell office:value-type="float" office:value="4.85385">
                <text:p>4.85385</text:p>
              </table:table-cell>
              <table:table-cell office:value-type="float" office:value="100000">
                <text:p>100000</text:p>
              </table:table-cell>
              <table:table-cell office:value-type="float" office:value="5.92931">
                <text:p>5.92931</text:p>
              </table:table-cell>
              <table:table-cell office:value-type="float" office:value="100000">
                <text:p>100000</text:p>
              </table:table-cell>
              <table:table-cell office:value-type="float" office:value="8.46396">
                <text:p>8.46396</text:p>
              </table:table-cell>
              <table:table-cell office:value-type="float" office:value="100000">
                <text:p>100000</text:p>
              </table:table-cell>
              <table:table-cell office:value-type="float" office:value="12.7848">
                <text:p>12.7848</text:p>
              </table:table-cell>
              <table:table-cell office:value-type="float" office:value="100000">
                <text:p>100000</text:p>
              </table:table-cell>
              <table:table-cell office:value-type="float" office:value="17.4786">
                <text:p>17.4786</text:p>
              </table:table-cell>
              <table:table-cell office:value-type="float" office:value="100000">
                <text:p>100000</text:p>
              </table:table-cell>
              <table:table-cell office:value-type="float" office:value="33.9761">
                <text:p>33.9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41.312">
                <text:p>41.312</text:p>
              </table:table-cell>
              <table:table-cell office:value-type="float" office:value="1000000">
                <text:p>1000000</text:p>
              </table:table-cell>
              <table:table-cell office:value-type="float" office:value="43.4406">
                <text:p>43.4406</text:p>
              </table:table-cell>
              <table:table-cell office:value-type="float" office:value="1000000">
                <text:p>1000000</text:p>
              </table:table-cell>
              <table:table-cell office:value-type="float" office:value="56.1075">
                <text:p>56.1075</text:p>
              </table:table-cell>
              <table:table-cell office:value-type="float" office:value="1000000">
                <text:p>1000000</text:p>
              </table:table-cell>
              <table:table-cell office:value-type="float" office:value="90.696">
                <text:p>90.696</text:p>
              </table:table-cell>
              <table:table-cell office:value-type="float" office:value="1000000">
                <text:p>1000000</text:p>
              </table:table-cell>
              <table:table-cell office:value-type="float" office:value="130.738">
                <text:p>130.738</text:p>
              </table:table-cell>
              <table:table-cell office:value-type="float" office:value="1000000">
                <text:p>1000000</text:p>
              </table:table-cell>
              <table:table-cell office:value-type="float" office:value="227.565">
                <text:p>227.565</text:p>
              </table:table-cell>
              <table:table-cell office:value-type="float" office:value="1000000">
                <text:p>1000000</text:p>
              </table:table-cell>
              <table:table-cell office:value-type="float" office:value="402.178">
                <text:p>402.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FREE_LIST_SEQ.B4:FREE_LIST_SEQ.C10 FREE_LIST_SEQ.A4:FREE_LIST_SEQ.A4 FREE_LIST_SEQ.A11:FREE_LIST_SEQ.A11 FREE_LIST_SEQ.C11:FREE_LIST_SEQ.C52 FREE_LIST_SEQ.A18:FREE_LIST_SEQ.A18 FREE_LIST_SEQ.A25:FREE_LIST_SEQ.A25 FREE_LIST_SEQ.A32:FREE_LIST_SEQ.A32 FREE_LIST_SEQ.A39:FREE_LIST_SEQ.A39 FREE_LIST_SEQ.A46:FREE_LIST_SEQ.A46" chart:data-source-has-labels="row" svg:x="1.331cm" svg:y="1.275cm" svg:width="12.264cm" svg:height="6.564cm">
          <chartooo:coordinate-region svg:x="2.429cm" svg:y="1.474cm" svg:width="10.516cm" svg:height="5.718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FREE_LIST_SEQ.C4:FREE_LIST_SEQ.C10" chart:label-cell-address="FREE_LIST_SEQ.A4:FREE_LIST_SEQ.A4" chart:class="chart:scatter">
            <chart:domain table:cell-range-address="FREE_LIST_SEQ.B4:FREE_LIST_SEQ.B10"/>
            <chart:data-point chart:repeated="7"/>
          </chart:series>
          <chart:series chart:style-name="ch11" chart:values-cell-range-address="FREE_LIST_SEQ.C11:FREE_LIST_SEQ.C17" chart:label-cell-address="FREE_LIST_SEQ.A11:FREE_LIST_SEQ.A11" chart:class="chart:scatter">
            <chart:domain table:cell-range-address="FREE_LIST_SEQ.B11:FREE_LIST_SEQ.B17"/>
            <chart:data-point chart:repeated="7"/>
          </chart:series>
          <chart:series chart:style-name="ch12" chart:values-cell-range-address="FREE_LIST_SEQ.C18:FREE_LIST_SEQ.C24" chart:label-cell-address="FREE_LIST_SEQ.A18:FREE_LIST_SEQ.A18" chart:class="chart:scatter">
            <chart:domain table:cell-range-address="FREE_LIST_SEQ.B18:FREE_LIST_SEQ.B24"/>
            <chart:data-point chart:repeated="7"/>
          </chart:series>
          <chart:series chart:style-name="ch13" chart:values-cell-range-address="FREE_LIST_SEQ.C25:FREE_LIST_SEQ.C31" chart:label-cell-address="FREE_LIST_SEQ.A25:FREE_LIST_SEQ.A25" chart:class="chart:scatter">
            <chart:domain table:cell-range-address="FREE_LIST_SEQ.B25:FREE_LIST_SEQ.B31"/>
            <chart:data-point chart:repeated="7"/>
          </chart:series>
          <chart:series chart:style-name="ch14" chart:values-cell-range-address="FREE_LIST_SEQ.C32:FREE_LIST_SEQ.C38" chart:label-cell-address="FREE_LIST_SEQ.A32:FREE_LIST_SEQ.A32" chart:class="chart:scatter">
            <chart:domain table:cell-range-address="FREE_LIST_SEQ.B32:FREE_LIST_SEQ.B38"/>
            <chart:data-point chart:repeated="7"/>
          </chart:series>
          <chart:series chart:style-name="ch15" chart:values-cell-range-address="FREE_LIST_SEQ.C39:FREE_LIST_SEQ.C45" chart:label-cell-address="FREE_LIST_SEQ.A39:FREE_LIST_SEQ.A39" chart:class="chart:scatter">
            <chart:domain table:cell-range-address="FREE_LIST_SEQ.B39:FREE_LIST_SEQ.B45"/>
            <chart:data-point chart:repeated="7"/>
          </chart:series>
          <chart:series chart:style-name="ch16" chart:values-cell-range-address="FREE_LIST_SEQ.C46:FREE_LIST_SEQ.C52" chart:label-cell-address="FREE_LIST_SEQ.A46:FREE_LIST_SEQ.A46" chart:class="chart:scatter">
            <chart:domain table:cell-range-address="FREE_LIST_SEQ.B46:FREE_LIST_SEQ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FREE_LIST_SEQ.A4:FREE_LIST_SEQ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FREE_LIST_SEQ.A11:FREE_LIST_SEQ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FREE_LIST_SEQ.A18:FREE_LIST_SEQ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FREE_LIST_SEQ.A25:FREE_LIST_SEQ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FREE_LIST_SEQ.A32:FREE_LIST_SEQ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FREE_LIST_SEQ.A39:FREE_LIST_SEQ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FREE_LIST_SEQ.A46:FREE_LIST_SEQ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E_LIST_SEQ.B4:FREE_LIST_SEQ.B10</svg:desc>
                </draw:g>
              </table:table-cell>
              <table:table-cell office:value-type="float" office:value="0.00734">
                <text:p>0.00734</text:p>
                <draw:g>
                  <svg:desc>FREE_LIST_SEQ.C4:FREE_LIST_SEQ.C10</svg:desc>
                </draw:g>
              </table:table-cell>
              <table:table-cell office:value-type="float" office:value="1">
                <text:p>1</text:p>
                <draw:g>
                  <svg:desc>FREE_LIST_SEQ.B11:FREE_LIST_SEQ.B17</svg:desc>
                </draw:g>
              </table:table-cell>
              <table:table-cell office:value-type="float" office:value="0.020182">
                <text:p>0.020182</text:p>
                <draw:g>
                  <svg:desc>FREE_LIST_SEQ.C11:FREE_LIST_SEQ.C17</svg:desc>
                </draw:g>
              </table:table-cell>
              <table:table-cell office:value-type="float" office:value="1">
                <text:p>1</text:p>
                <draw:g>
                  <svg:desc>FREE_LIST_SEQ.B18:FREE_LIST_SEQ.B24</svg:desc>
                </draw:g>
              </table:table-cell>
              <table:table-cell office:value-type="float" office:value="0.016221">
                <text:p>0.016221</text:p>
                <draw:g>
                  <svg:desc>FREE_LIST_SEQ.C18:FREE_LIST_SEQ.C24</svg:desc>
                </draw:g>
              </table:table-cell>
              <table:table-cell office:value-type="float" office:value="1">
                <text:p>1</text:p>
                <draw:g>
                  <svg:desc>FREE_LIST_SEQ.B25:FREE_LIST_SEQ.B31</svg:desc>
                </draw:g>
              </table:table-cell>
              <table:table-cell office:value-type="float" office:value="0.016726">
                <text:p>0.016726</text:p>
                <draw:g>
                  <svg:desc>FREE_LIST_SEQ.C25:FREE_LIST_SEQ.C31</svg:desc>
                </draw:g>
              </table:table-cell>
              <table:table-cell office:value-type="float" office:value="1">
                <text:p>1</text:p>
                <draw:g>
                  <svg:desc>FREE_LIST_SEQ.B32:FREE_LIST_SEQ.B38</svg:desc>
                </draw:g>
              </table:table-cell>
              <table:table-cell office:value-type="float" office:value="0.016418">
                <text:p>0.016418</text:p>
                <draw:g>
                  <svg:desc>FREE_LIST_SEQ.C32:FREE_LIST_SEQ.C38</svg:desc>
                </draw:g>
              </table:table-cell>
              <table:table-cell office:value-type="float" office:value="1">
                <text:p>1</text:p>
                <draw:g>
                  <svg:desc>FREE_LIST_SEQ.B39:FREE_LIST_SEQ.B45</svg:desc>
                </draw:g>
              </table:table-cell>
              <table:table-cell office:value-type="float" office:value="0.013845">
                <text:p>0.013845</text:p>
                <draw:g>
                  <svg:desc>FREE_LIST_SEQ.C39:FREE_LIST_SEQ.C45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761">
                <text:p>0.01761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1646">
                <text:p>0.011646</text:p>
              </table:table-cell>
              <table:table-cell office:value-type="float" office:value="10">
                <text:p>10</text:p>
              </table:table-cell>
              <table:table-cell office:value-type="float" office:value="0.019931">
                <text:p>0.019931</text:p>
              </table:table-cell>
              <table:table-cell office:value-type="float" office:value="10">
                <text:p>10</text:p>
              </table:table-cell>
              <table:table-cell office:value-type="float" office:value="0.008824">
                <text:p>0.008824</text:p>
              </table:table-cell>
              <table:table-cell office:value-type="float" office:value="10">
                <text:p>10</text:p>
              </table:table-cell>
              <table:table-cell office:value-type="float" office:value="0.008194">
                <text:p>0.008194</text:p>
              </table:table-cell>
              <table:table-cell office:value-type="float" office:value="10">
                <text:p>10</text:p>
              </table:table-cell>
              <table:table-cell office:value-type="float" office:value="0.011213">
                <text:p>0.011213</text:p>
              </table:table-cell>
              <table:table-cell office:value-type="float" office:value="10">
                <text:p>10</text:p>
              </table:table-cell>
              <table:table-cell office:value-type="float" office:value="0.016574">
                <text:p>0.016574</text:p>
              </table:table-cell>
              <table:table-cell office:value-type="float" office:value="10">
                <text:p>10</text:p>
              </table:table-cell>
              <table:table-cell office:value-type="float" office:value="0.016459">
                <text:p>0.01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4548">
                <text:p>0.014548</text:p>
              </table:table-cell>
              <table:table-cell office:value-type="float" office:value="100">
                <text:p>100</text:p>
              </table:table-cell>
              <table:table-cell office:value-type="float" office:value="0.022528">
                <text:p>0.022528</text:p>
              </table:table-cell>
              <table:table-cell office:value-type="float" office:value="100">
                <text:p>100</text:p>
              </table:table-cell>
              <table:table-cell office:value-type="float" office:value="0.023447">
                <text:p>0.023447</text:p>
              </table:table-cell>
              <table:table-cell office:value-type="float" office:value="100">
                <text:p>100</text:p>
              </table:table-cell>
              <table:table-cell office:value-type="float" office:value="0.028463">
                <text:p>0.028463</text:p>
              </table:table-cell>
              <table:table-cell office:value-type="float" office:value="100">
                <text:p>100</text:p>
              </table:table-cell>
              <table:table-cell office:value-type="float" office:value="0.041396">
                <text:p>0.041396</text:p>
              </table:table-cell>
              <table:table-cell office:value-type="float" office:value="100">
                <text:p>100</text:p>
              </table:table-cell>
              <table:table-cell office:value-type="float" office:value="0.059912">
                <text:p>0.059912</text:p>
              </table:table-cell>
              <table:table-cell office:value-type="float" office:value="100">
                <text:p>100</text:p>
              </table:table-cell>
              <table:table-cell office:value-type="float" office:value="0.196965">
                <text:p>0.19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28951">
                <text:p>0.128951</text:p>
              </table:table-cell>
              <table:table-cell office:value-type="float" office:value="1000">
                <text:p>1000</text:p>
              </table:table-cell>
              <table:table-cell office:value-type="float" office:value="0.153239">
                <text:p>0.153239</text:p>
              </table:table-cell>
              <table:table-cell office:value-type="float" office:value="1000">
                <text:p>1000</text:p>
              </table:table-cell>
              <table:table-cell office:value-type="float" office:value="0.201095">
                <text:p>0.201095</text:p>
              </table:table-cell>
              <table:table-cell office:value-type="float" office:value="1000">
                <text:p>1000</text:p>
              </table:table-cell>
              <table:table-cell office:value-type="float" office:value="0.270546">
                <text:p>0.270546</text:p>
              </table:table-cell>
              <table:table-cell office:value-type="float" office:value="1000">
                <text:p>1000</text:p>
              </table:table-cell>
              <table:table-cell office:value-type="float" office:value="0.417626">
                <text:p>0.417626</text:p>
              </table:table-cell>
              <table:table-cell office:value-type="float" office:value="1000">
                <text:p>1000</text:p>
              </table:table-cell>
              <table:table-cell office:value-type="float" office:value="0.686793">
                <text:p>0.686793</text:p>
              </table:table-cell>
              <table:table-cell office:value-type="float" office:value="1000">
                <text:p>1000</text:p>
              </table:table-cell>
              <table:table-cell office:value-type="float" office:value="0.899377">
                <text:p>0.89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26913">
                <text:p>1.26913</text:p>
              </table:table-cell>
              <table:table-cell office:value-type="float" office:value="10000">
                <text:p>10000</text:p>
              </table:table-cell>
              <table:table-cell office:value-type="float" office:value="1.26759">
                <text:p>1.26759</text:p>
              </table:table-cell>
              <table:table-cell office:value-type="float" office:value="10000">
                <text:p>10000</text:p>
              </table:table-cell>
              <table:table-cell office:value-type="float" office:value="1.20978">
                <text:p>1.20978</text:p>
              </table:table-cell>
              <table:table-cell office:value-type="float" office:value="10000">
                <text:p>10000</text:p>
              </table:table-cell>
              <table:table-cell office:value-type="float" office:value="1.6318">
                <text:p>1.6318</text:p>
              </table:table-cell>
              <table:table-cell office:value-type="float" office:value="10000">
                <text:p>10000</text:p>
              </table:table-cell>
              <table:table-cell office:value-type="float" office:value="2.25137">
                <text:p>2.25137</text:p>
              </table:table-cell>
              <table:table-cell office:value-type="float" office:value="10000">
                <text:p>10000</text:p>
              </table:table-cell>
              <table:table-cell office:value-type="float" office:value="2.88681">
                <text:p>2.88681</text:p>
              </table:table-cell>
              <table:table-cell office:value-type="float" office:value="10000">
                <text:p>10000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8.55807">
                <text:p>8.55807</text:p>
              </table:table-cell>
              <table:table-cell office:value-type="float" office:value="100000">
                <text:p>100000</text:p>
              </table:table-cell>
              <table:table-cell office:value-type="float" office:value="9.38115">
                <text:p>9.38115</text:p>
              </table:table-cell>
              <table:table-cell office:value-type="float" office:value="100000">
                <text:p>100000</text:p>
              </table:table-cell>
              <table:table-cell office:value-type="float" office:value="14.7972">
                <text:p>14.7972</text:p>
              </table:table-cell>
              <table:table-cell office:value-type="float" office:value="100000">
                <text:p>100000</text:p>
              </table:table-cell>
              <table:table-cell office:value-type="float" office:value="15.4123">
                <text:p>15.4123</text:p>
              </table:table-cell>
              <table:table-cell office:value-type="float" office:value="100000">
                <text:p>100000</text:p>
              </table:table-cell>
              <table:table-cell office:value-type="float" office:value="19.1262">
                <text:p>19.1262</text:p>
              </table:table-cell>
              <table:table-cell office:value-type="float" office:value="100000">
                <text:p>100000</text:p>
              </table:table-cell>
              <table:table-cell office:value-type="float" office:value="26.1886">
                <text:p>26.1886</text:p>
              </table:table-cell>
              <table:table-cell office:value-type="float" office:value="100000">
                <text:p>100000</text:p>
              </table:table-cell>
              <table:table-cell office:value-type="float" office:value="41.3945">
                <text:p>41.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